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NCHANA DAVILA, FERNANDO JULI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6141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987979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NCHANA DAVILA, FERNANDO JULI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141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9 879 7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AMIREZ OLORTEGUI, RAFAEL MARCEL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47956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2077077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2:28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